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3.12mm"/>
    </style:style>
    <style:style style:name="co2" style:family="table-column">
      <style:table-column-properties fo:break-before="auto" style:column-width="53.22mm"/>
    </style:style>
    <style:style style:name="co3" style:family="table-column">
      <style:table-column-properties fo:break-before="auto" style:column-width="26.18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40.48mm"/>
    </style:style>
    <style:style style:name="co6" style:family="table-column">
      <style:table-column-properties fo:break-before="auto" style:column-width="188.3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4.81mm"/>
    </style:style>
    <style:style style:name="co9" style:family="table-column">
      <style:table-column-properties fo:break-before="auto" style:column-width="16.42mm"/>
    </style:style>
    <style:style style:name="co10" style:family="table-column">
      <style:table-column-properties fo:break-before="auto" style:column-width="144.34mm"/>
    </style:style>
    <style:style style:name="co11" style:family="table-column">
      <style:table-column-properties fo:break-before="auto" style:column-width="126.08mm"/>
    </style:style>
    <style:style style:name="co12" style:family="table-column">
      <style:table-column-properties fo:break-before="auto" style:column-width="33.53mm"/>
    </style:style>
    <style:style style:name="co13" style:family="table-column">
      <style:table-column-properties fo:break-before="auto" style:column-width="197.26mm"/>
    </style:style>
    <style:style style:name="co14" style:family="table-column">
      <style:table-column-properties fo:break-before="auto" style:column-width="127.78mm"/>
    </style:style>
    <style:style style:name="co15" style:family="table-column">
      <style:table-column-properties fo:break-before="auto" style:column-width="2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7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++1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office:value-type="string" calcext:value-type="string">
            <text:p>C++11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++11 core language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++11 feature</text:p>
          </table:table-cell>
          <table:table-cell office:value-type="string" calcext:value-type="string">
            <text:p>Paper(s)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def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9 preprocessor</text:p>
          </table:table-cell>
          <table:table-cell office:value-type="string" calcext:value-type="string">
            <text:p>N165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.0*(partial)*</text:p>
          </table:table-cell>
          <table:table-cell table:style-name="ce5" office:value-type="string" calcext:value-type="string">
            <text:p>GO_NO_CXX11_C99_PREPROCES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c_assert</text:p>
          </table:table-cell>
          <table:table-cell office:value-type="string" calcext:value-type="string">
            <text:p>N172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6.0*</text:p>
          </table:table-cell>
          <table:table-cell table:style-name="ce5" office:value-type="string" calcext:value-type="string">
            <text:p>GO_NO_CXX11_STATIC_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 angle brackets</text:p>
          </table:table-cell>
          <table:table-cell office:value-type="string" calcext:value-type="string">
            <text:p>N1757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4.0*</text:p>
          </table:table-cell>
          <table:table-cell table:style-name="ce5" office:value-type="string" calcext:value-type="string">
            <text:p>GO_NO_CXX11_RIGHT_ANGLE_BRACKE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nded friend declarations</text:p>
          </table:table-cell>
          <table:table-cell office:value-type="string" calcext:value-type="string">
            <text:p>N179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8.0*</text:p>
          </table:table-cell>
          <table:table-cell table:style-name="ce5" office:value-type="string" calcext:value-type="string">
            <text:p>GO_NO_CXX11_EXTENDED_FRIEND_DECLA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 long</text:p>
          </table:table-cell>
          <table:table-cell office:value-type="string" calcext:value-type="string">
            <text:p>N181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4.0*</text:p>
          </table:table-cell>
          <table:table-cell table:style-name="ce5" office:value-type="string" calcext:value-type="string">
            <text:p>GO_NO_CXX11_LONG_L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iler support for type traits</text:p>
          </table:table-cell>
          <table:table-cell office:value-type="string" calcext:value-type="string">
            <text:p>N183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.0*</text:p>
          </table:table-cell>
          <table:table-cell table:style-name="ce5" office:value-type="string" calcext:value-type="string">
            <text:p>GO_NO_CXX11_COMPILER_SUPPORT_FOR_TYPE_TRA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N198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*</text:p>
          </table:table-cell>
          <table:table-cell table:style-name="ce5" office:value-type="string" calcext:value-type="string">
            <text:p>GO_NO_CXX11_AU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gating constructors</text:p>
          </table:table-cell>
          <table:table-cell office:value-type="string" calcext:value-type="string">
            <text:p>N198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.0*</text:p>
          </table:table-cell>
          <table:table-cell table:style-name="ce5" office:value-type="string" calcext:value-type="string">
            <text:p>GO_NO_CXX11_DELEGATING_CONSTRUC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rn template</text:p>
          </table:table-cell>
          <table:table-cell office:value-type="string" calcext:value-type="string">
            <text:p>N198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2.0*</text:p>
          </table:table-cell>
          <table:table-cell table:style-name="ce5" office:value-type="string" calcext:value-type="string">
            <text:p>GO_NO_CXX11_EXTERN_TEMPL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</text:p>
          </table:table-cell>
          <table:table-cell office:value-type="string" calcext:value-type="string">
            <text:p>N223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9.0*(PARTIAL)</text:p>
          </table:table-cell>
          <table:table-cell table:style-name="ce5" office:value-type="string" calcext:value-type="string">
            <text:p>GO_NO_CXX11_CONSTEX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late aliases</text:p>
          </table:table-cell>
          <table:table-cell office:value-type="string" calcext:value-type="string">
            <text:p>N225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.0*</text:p>
          </table:table-cell>
          <table:table-cell table:style-name="ce5" office:value-type="string" calcext:value-type="string">
            <text:p>GO_NO_CXX11_TEMPLATE_ALIA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16_t and char32_t</text:p>
          </table:table-cell>
          <table:table-cell office:value-type="string" calcext:value-type="string">
            <text:p>N224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CHAR16_T_AND_CHAR32_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gnas</text:p>
          </table:table-cell>
          <table:table-cell office:value-type="string" calcext:value-type="string">
            <text:p>N234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ALIG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gnof</text:p>
          </table:table-cell>
          <table:table-cell office:value-type="string" calcext:value-type="string">
            <text:p>N234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ALIGNO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aulted and deleted functions</text:p>
          </table:table-cell>
          <table:table-cell office:value-type="string" calcext:value-type="string">
            <text:p>N234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.0*</text:p>
          </table:table-cell>
          <table:table-cell table:style-name="ce5" office:value-type="string" calcext:value-type="string">
            <text:p>GO_NO_CXX11_DEFAULTED_AND_DELETED_FUNC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ongly-typed enum</text:p>
          </table:table-cell>
          <table:table-cell office:value-type="string" calcext:value-type="string">
            <text:p>N234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7.0*</text:p>
          </table:table-cell>
          <table:table-cell table:style-name="ce5" office:value-type="string" calcext:value-type="string">
            <text:p>GO_NO_CXX11_STRONGLY_TYPED_EN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omic operations</text:p>
          </table:table-cell>
          <table:table-cell office:value-type="string" calcext:value-type="string">
            <text:p>N242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7.0*</text:p>
          </table:table-cell>
          <table:table-cell table:style-name="ce5" office:value-type="string" calcext:value-type="string">
            <text:p>GO_NO_CXX11_ATOMIC_OP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llptr</text:p>
          </table:table-cell>
          <table:table-cell office:value-type="string" calcext:value-type="string">
            <text:p>N243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6.0*</text:p>
          </table:table-cell>
          <table:table-cell table:style-name="ce5" office:value-type="string" calcext:value-type="string">
            <text:p>GO_NO_CXX11_NULLP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icit conversion operators</text:p>
          </table:table-cell>
          <table:table-cell office:value-type="string" calcext:value-type="string">
            <text:p>N243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.0*</text:p>
          </table:table-cell>
          <table:table-cell table:style-name="ce5" office:value-type="string" calcext:value-type="string">
            <text:p>GO_NO_CXX11_EXPLICIT_CONVERSION_OPER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-qualifiers</text:p>
          </table:table-cell>
          <table:table-cell office:value-type="string" calcext:value-type="string">
            <text:p>N2439</text:p>
          </table:table-cell>
          <table:table-cell office:value-type="string" calcext:value-type="string">
            <text:p>4.8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REF_QUALIFI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code string literals</text:p>
          </table:table-cell>
          <table:table-cell office:value-type="string" calcext:value-type="string">
            <text:p>N244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UNICODE_STRING_LITER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w string literals</text:p>
          </table:table-cell>
          <table:table-cell office:value-type="string" calcext:value-type="string">
            <text:p>N244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*</text:p>
          </table:table-cell>
          <table:table-cell table:style-name="ce5" office:value-type="string" calcext:value-type="string">
            <text:p>GO_NO_CXX11_RAW_STRING_LITER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line namespaces</text:p>
          </table:table-cell>
          <table:table-cell office:value-type="string" calcext:value-type="string">
            <text:p>N253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INLINE_NAMESPA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heriting constructors</text:p>
          </table:table-cell>
          <table:table-cell office:value-type="string" calcext:value-type="string">
            <text:p>N254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INHERITING_CONSTRUC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ling function return types</text:p>
          </table:table-cell>
          <table:table-cell office:value-type="string" calcext:value-type="string">
            <text:p>N254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6.0*</text:p>
          </table:table-cell>
          <table:table-cell table:style-name="ce5" office:value-type="string" calcext:value-type="string">
            <text:p>GO_NO_CXX11_TRAILING_FUNCTION_RETURN_TY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stricted unions</text:p>
          </table:table-cell>
          <table:table-cell office:value-type="string" calcext:value-type="string">
            <text:p>N254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UNRESTRICTED_UN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adic templates</text:p>
          </table:table-cell>
          <table:table-cell office:value-type="string" calcext:value-type="string">
            <text:p>N2242,N255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8.0*</text:p>
          </table:table-cell>
          <table:table-cell table:style-name="ce5" office:value-type="string" calcext:value-type="string">
            <text:p>GO_NO_CXX11_VARIADIC_TEMPLA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sion SFINAE</text:p>
          </table:table-cell>
          <table:table-cell office:value-type="string" calcext:value-type="string">
            <text:p>N263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9.14*</text:p>
          </table:table-cell>
          <table:table-cell table:style-name="ce5" office:value-type="string" calcext:value-type="string">
            <text:p>GO_NO_CXX11_EXPRESSION_SFINA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al and unnamed types as template parameters</text:p>
          </table:table-cell>
          <table:table-cell office:value-type="string" calcext:value-type="string">
            <text:p>N265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6.0*</text:p>
          </table:table-cell>
          <table:table-cell table:style-name="ce5" office:value-type="string" calcext:value-type="string">
            <text:p>GO_NO_CXX11_LOCAL_AND_UNNAMED_TYPES_AS_TEMPLATE_PARAME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read-local storage</text:p>
          </table:table-cell>
          <table:table-cell office:value-type="string" calcext:value-type="string">
            <text:p>N265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3*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THREAD_LOCAL_STO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ynamic initialization and destruction with concurrency (magic statics)</text:p>
          </table:table-cell>
          <table:table-cell office:value-type="string" calcext:value-type="string">
            <text:p>N266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DYNAMIC_INITIALIZATION_AND_DESTRUCTION_WITH_CONCURRENCY_MAGIC_STATI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bage Collection and Reachability-Based Leak Detection</text:p>
          </table:table-cell>
          <table:table-cell office:value-type="string" calcext:value-type="string">
            <text:p>N2670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string" calcext:value-type="string">
            <text:p>GO_NO_CXX11_GARBAGE_COLLECTION_AND_REACHABILITY_BASED_LEAK_DETE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izer lists</text:p>
          </table:table-cell>
          <table:table-cell office:value-type="string" calcext:value-type="string">
            <text:p>N267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8.0*</text:p>
          </table:table-cell>
          <table:table-cell table:style-name="ce5" office:value-type="string" calcext:value-type="string">
            <text:p>GO_NO_CXX11_INITIALIZER_LIS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static data member initializers</text:p>
          </table:table-cell>
          <table:table-cell office:value-type="string" calcext:value-type="string">
            <text:p>N275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.0*</text:p>
          </table:table-cell>
          <table:table-cell table:style-name="ce5" office:value-type="string" calcext:value-type="string">
            <text:p>GO_NO_CXX11_NON_STATIC_DATA_MEMBER_INITIALIZ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N276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ATTRIBU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ward enum declarations</text:p>
          </table:table-cell>
          <table:table-cell office:value-type="string" calcext:value-type="string">
            <text:p>N276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7.0*</text:p>
          </table:table-cell>
          <table:table-cell table:style-name="ce5" office:value-type="string" calcext:value-type="string">
            <text:p>GO_NO_CXX11_FORWARD_ENUM_DECLA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-defined literals</text:p>
          </table:table-cell>
          <table:table-cell office:value-type="string" calcext:value-type="string">
            <text:p>N276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USER_DEFINED_LITER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bda expressions</text:p>
          </table:table-cell>
          <table:table-cell office:value-type="string" calcext:value-type="string">
            <text:p>N2550,N2658,N292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7.0*</text:p>
          </table:table-cell>
          <table:table-cell table:style-name="ce5" office:value-type="string" calcext:value-type="string">
            <text:p>GO_NO_CXX11_LAMBDA_EXPRES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ge-for loop</text:p>
          </table:table-cell>
          <table:table-cell office:value-type="string" calcext:value-type="string">
            <text:p>N293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.0*</text:p>
          </table:table-cell>
          <table:table-cell table:style-name="ce5" office:value-type="string" calcext:value-type="string">
            <text:p>GO_NO_CXX11_RANGE_FOR_LO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except</text:p>
          </table:table-cell>
          <table:table-cell office:value-type="string" calcext:value-type="string">
            <text:p>N305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NOEXCE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value references</text:p>
          </table:table-cell>
          <table:table-cell office:value-type="string" calcext:value-type="string">
            <text:p>N2118,N2844,CWG1138,N305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RVALUE_REFEREN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ride and final</text:p>
          </table:table-cell>
          <table:table-cell office:value-type="string" calcext:value-type="string">
            <text:p>N2928,N3206,N327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7.0*</text:p>
          </table:table-cell>
          <table:table-cell table:style-name="ce5" office:value-type="string" calcext:value-type="string">
            <text:p>GO_NO_CXX11_OVERRIDE_AND_FI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ltype</text:p>
          </table:table-cell>
          <table:table-cell office:value-type="string" calcext:value-type="string">
            <text:p>N2343,N3276</text:p>
          </table:table-cell>
          <table:table-cell office:value-type="string" calcext:value-type="string">
            <text:p>4.8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6.0*</text:p>
          </table:table-cell>
          <table:table-cell table:style-name="ce5" office:value-type="string" calcext:value-type="string">
            <text:p>GO_NO_CXX11_DECLTYP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++11 library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++11 feature</text:p>
          </table:table-cell>
          <table:table-cell office:value-type="string" calcext:value-type="string">
            <text:p>Paper(s)</text:p>
          </table:table-cell>
          <table:table-cell office:value-type="string" calcext:value-type="string">
            <text:p>GCC libstdc++</text:p>
          </table:table-cell>
          <table:table-cell office:value-type="string" calcext:value-type="string">
            <text:p>Clang libc++</text:p>
          </table:table-cell>
          <table:table-cell office:value-type="string" calcext:value-type="string">
            <text:p>MSVC Standard Library</text:p>
          </table:table-cell>
          <table:table-cell office:value-type="string" calcext:value-type="string">
            <text:p>def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 traits</text:p>
          </table:table-cell>
          <table:table-cell office:value-type="string" calcext:value-type="string">
            <text:p>N183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.0*</text:p>
          </table:table-cell>
          <table:table-cell table:style-name="ce5" office:value-type="string" calcext:value-type="string">
            <text:p>GO_NO_CXX11_TYPE_TRA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bage Collection and Reachability-Based Leak Detection (library support)</text:p>
          </table:table-cell>
          <table:table-cell office:value-type="string" calcext:value-type="string">
            <text:p>N2670</text:p>
          </table:table-cell>
          <table:table-cell office:value-type="string" calcext:value-type="string">
            <text:p>6(no-op)</text:p>
          </table:table-cell>
          <table:table-cell office:value-type="string" calcext:value-type="string">
            <text:p>3.4(no-op)</text:p>
          </table:table-cell>
          <table:table-cell office:value-type="string" calcext:value-type="string">
            <text:p>19.0*(no-op)</text:p>
          </table:table-cell>
          <table:table-cell table:style-name="ce5" office:value-type="string" calcext:value-type="string">
            <text:p>GO_NO_CXX11_GARBAGE_COLLECTION_AND_REACHABILITY_BASED_LEAK_DETECTION_LIBRARY_SUPPORT_NO_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ey, Time, and hexfloat I/O manipulators</text:p>
          </table:table-cell>
          <table:table-cell office:value-type="string" calcext:value-type="string">
            <text:p>N2071,N20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1_MONEY_TIME_AND_HEXFLOAT_IO_MANIPULATORS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++14" table:style-name="ta1">
        <table:table-column table:style-name="co8" table:default-cell-style-name="ce4"/>
        <table:table-column table:style-name="co9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0" table:default-cell-style-name="ce4"/>
        <table:table-column table:style-name="co7" table:number-columns-repeated="1018" table:default-cell-style-name="ce4"/>
        <table:table-row table:style-name="ro1">
          <table:table-cell office:value-type="string" calcext:value-type="string">
            <text:p>C++14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++14 core language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++14 feature</text:p>
          </table:table-cell>
          <table:table-cell office:value-type="string" calcext:value-type="string">
            <text:p>Paper(s)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def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eaked wording for contextual conversions</text:p>
          </table:table-cell>
          <table:table-cell office:value-type="string" calcext:value-type="string">
            <text:p>N332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8.0*</text:p>
          </table:table-cell>
          <table:table-cell table:style-name="ce5" office:value-type="string" calcext:value-type="string">
            <text:p>GO_NO_CXX14_TWEAKED_WORDING_FOR_CONTEXTUAL_CONVER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nary literals</text:p>
          </table:table-cell>
          <table:table-cell office:value-type="string" calcext:value-type="string">
            <text:p>N347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BINARY_LITER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ltype(auto), Return type deduction for normal functions</text:p>
          </table:table-cell>
          <table:table-cell office:value-type="string" calcext:value-type="string">
            <text:p>N363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DECLTYPE_AUTO_RETURN_TYPE_DEDUCTION_FOR_NORMAL_FUNC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ized/Generalized lambda captures (init-capture)</text:p>
          </table:table-cell>
          <table:table-cell office:value-type="string" calcext:value-type="string">
            <text:p>N364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INITIALIZED_GENERALIZED_LAMBDA_CAPTURES_INIT_CAP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ic (polymorphic) lambda expressions</text:p>
          </table:table-cell>
          <table:table-cell office:value-type="string" calcext:value-type="string">
            <text:p>N3649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GENERIC_POLYMORPHIC_LAMBDA_EXPRES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able templates</text:p>
          </table:table-cell>
          <table:table-cell office:value-type="string" calcext:value-type="string">
            <text:p>N36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VARIABLE_TEMPLA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nded constexpr</text:p>
          </table:table-cell>
          <table:table-cell office:value-type="string" calcext:value-type="string">
            <text:p>N36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10*</text:p>
          </table:table-cell>
          <table:table-cell table:style-name="ce5" office:value-type="string" calcext:value-type="string">
            <text:p>GO_NO_CXX14_EXTENDED_CONSTEX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ber initializers and aggregates (NSDMI)</text:p>
          </table:table-cell>
          <table:table-cell office:value-type="string" calcext:value-type="string">
            <text:p>N36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9.10*</text:p>
          </table:table-cell>
          <table:table-cell table:style-name="ce5" office:value-type="string" calcext:value-type="string">
            <text:p>GO_NO_CXX14_MEMBER_INITIALIZERS_AND_AGGREGATES_NSDM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rifying memory allocation (avoiding/fusing allocations)</text:p>
          </table:table-cell>
          <table:table-cell office:value-type="string" calcext:value-type="string">
            <text:p>N36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GO_NO_CXX14_CLARIFYING_MEMORY_ALLOCATION_AVOIDING_FUSING_ALLOC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[deprecated]] attribute</text:p>
          </table:table-cell>
          <table:table-cell office:value-type="string" calcext:value-type="string">
            <text:p>N376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DEPRECATED_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d deallocation</text:p>
          </table:table-cell>
          <table:table-cell office:value-type="string" calcext:value-type="string">
            <text:p>N3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SIZED_DEAL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le quote as digit separator</text:p>
          </table:table-cell>
          <table:table-cell office:value-type="string" calcext:value-type="string">
            <text:p>N378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SINGLE_QUOTE_AS_DIGIT_SEPARATOR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C++14 library features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C++14 feature</text:p>
          </table:table-cell>
          <table:table-cell office:value-type="string" calcext:value-type="string">
            <text:p>Paper(s)</text:p>
          </table:table-cell>
          <table:table-cell office:value-type="string" calcext:value-type="string">
            <text:p>GCC libstdc++</text:p>
          </table:table-cell>
          <table:table-cell office:value-type="string" calcext:value-type="string">
            <text:p>Clang libc++</text:p>
          </table:table-cell>
          <table:table-cell office:value-type="string" calcext:value-type="string">
            <text:p>MSVC Standard Library</text:p>
          </table:table-cell>
          <table:table-cell office:value-type="string" calcext:value-type="string">
            <text:p>def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for &lt;complex&gt;</text:p>
          </table:table-cell>
          <table:table-cell office:value-type="string" calcext:value-type="string">
            <text:p>N33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CONSTEXPR_FOR_COMP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result_of and SFINAE</text:p>
          </table:table-cell>
          <table:table-cell office:value-type="string" calcext:value-type="string">
            <text:p>N3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STD_RESULT_OF_AND_SFINA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for &lt;chrono&gt;</text:p>
          </table:table-cell>
          <table:table-cell office:value-type="string" calcext:value-type="string">
            <text:p>N34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CONSTEXPR_FOR_CHRO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for &lt;array&gt;</text:p>
          </table:table-cell>
          <table:table-cell office:value-type="string" calcext:value-type="string">
            <text:p>N34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CONSTEXPR_FOR_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for &lt;initializer_list&gt;, &lt;utility&gt; and &lt;tuple&gt;</text:p>
          </table:table-cell>
          <table:table-cell office:value-type="string" calcext:value-type="string">
            <text:p>N34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CONSTEXPR_FOR_INITIALIZER_LIST_UTILITY_AND_TU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ed std::integral_constant</text:p>
          </table:table-cell>
          <table:table-cell office:value-type="string" calcext:value-type="string">
            <text:p>N35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IMPROVED_STD_INTEGRAL_CONS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-defined literals for &lt;chrono&gt; and &lt;string&gt;</text:p>
          </table:table-cell>
          <table:table-cell office:value-type="string" calcext:value-type="string">
            <text:p>N36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USER_DEFINED_LITERALS_FOR_CHRONO_AND_ST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ll forward iterators</text:p>
          </table:table-cell>
          <table:table-cell office:value-type="string" calcext:value-type="string">
            <text:p>N3644</text:p>
          </table:table-cell>
          <table:table-cell office:value-type="string" calcext:value-type="string">
            <text:p>5 (partial)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NULL_FORWARD_ITER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quoted</text:p>
          </table:table-cell>
          <table:table-cell office:value-type="string" calcext:value-type="string">
            <text:p>N36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STD_QUO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terogeneous associative lookup</text:p>
          </table:table-cell>
          <table:table-cell office:value-type="string" calcext:value-type="string">
            <text:p>N36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HETEROGENEOUS_ASSOCIATIVE_LOOK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integer_sequence</text:p>
          </table:table-cell>
          <table:table-cell office:value-type="string" calcext:value-type="string">
            <text:p>N36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STD_INTEGER_SEQU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shared_timed_mutex</text:p>
          </table:table-cell>
          <table:table-cell office:value-type="string" calcext:value-type="string">
            <text:p>N36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STD_SHARED_TIMED_MUT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exchange</text:p>
          </table:table-cell>
          <table:table-cell office:value-type="string" calcext:value-type="string">
            <text:p>N3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STD_EXCHAN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ing constexpr member functions without const</text:p>
          </table:table-cell>
          <table:table-cell office:value-type="string" calcext:value-type="string">
            <text:p>N36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FIXING_CONSTEXPR_MEMBER_FUNCTIONS_WITHOUT_CON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get&lt;T&gt;()</text:p>
          </table:table-cell>
          <table:table-cell office:value-type="string" calcext:value-type="string">
            <text:p>N36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STD_GET_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-Range std::equal, std::is_permutation, std::mismatch</text:p>
          </table:table-cell>
          <table:table-cell office:value-type="string" calcext:value-type="string">
            <text:p>N36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0*</text:p>
          </table:table-cell>
          <table:table-cell table:style-name="ce5" office:value-type="string" calcext:value-type="string">
            <text:p>GO_NO_CXX14_DUAL_RANGE_STD_EQUAL_STD_IS_PERMUTATION_STD_MISMATCH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++17" table:style-name="ta1">
        <table:table-column table:style-name="co11" table:default-cell-style-name="ce2"/>
        <table:table-column table:style-name="co1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3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C++17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++17 core language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++17 feature</text:p>
          </table:table-cell>
          <table:table-cell office:value-type="string" calcext:value-type="string">
            <text:p>Paper(s)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def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 auto rules for direct-list-initialization</text:p>
          </table:table-cell>
          <table:table-cell office:value-type="string" calcext:value-type="string">
            <text:p>N3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NEW_AUTO_RULES_FOR_DIRECT_LIST_INITIALIZ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c_assert with no message</text:p>
          </table:table-cell>
          <table:table-cell office:value-type="string" calcext:value-type="string">
            <text:p>N39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10*</text:p>
          </table:table-cell>
          <table:table-cell office:value-type="string" calcext:value-type="string">
            <text:p>GO_NO_CXX17_STATIC_ASSERT_WITH_NO_MESS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name in a template template parameter</text:p>
          </table:table-cell>
          <table:table-cell office:value-type="string" calcext:value-type="string">
            <text:p>N40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TYPENAME_IN_A_TEMPLATE_TEMPLATE_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ving trigraphs</text:p>
          </table:table-cell>
          <table:table-cell office:value-type="string" calcext:value-type="string">
            <text:p>N40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6.0*</text:p>
          </table:table-cell>
          <table:table-cell office:value-type="string" calcext:value-type="string">
            <text:p>GO_NO_CXX17_REMOVING_TRIGRAPH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sted namespace definition</text:p>
          </table:table-cell>
          <table:table-cell office:value-type="string" calcext:value-type="string">
            <text:p>N4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NESTED_NAMESPACE_DEFINI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 for namespaces and enumerators</text:p>
          </table:table-cell>
          <table:table-cell office:value-type="string" calcext:value-type="string">
            <text:p>N42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ATTRIBUTES_FOR_NAMESPACES_AND_ENUMER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8 character literals</text:p>
          </table:table-cell>
          <table:table-cell office:value-type="string" calcext:value-type="string">
            <text:p>N42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U8_CHARACTER_LITER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ow constant evaluation for all non-type template arguments</text:p>
          </table:table-cell>
          <table:table-cell office:value-type="string" calcext:value-type="string">
            <text:p>N42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12*</text:p>
          </table:table-cell>
          <table:table-cell office:value-type="string" calcext:value-type="string">
            <text:p>GO_NO_CXX17_ALLOW_CONSTANT_EVALUATION_FOR_ALL_NON_TYPE_TEMPLATE_ARGU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ld Expressions</text:p>
          </table:table-cell>
          <table:table-cell office:value-type="string" calcext:value-type="string">
            <text:p>N42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12*</text:p>
          </table:table-cell>
          <table:table-cell office:value-type="string" calcext:value-type="string">
            <text:p>GO_NO_CXX17_FOLD_EXPRES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ary fold expressions and empty parameter packs</text:p>
          </table:table-cell>
          <table:table-cell office:value-type="string" calcext:value-type="string">
            <text:p>P0036R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2*</text:p>
          </table:table-cell>
          <table:table-cell office:value-type="string" calcext:value-type="string">
            <text:p>GO_NO_CXX17_UNARY_FOLD_EXPRESSIONS_AND_EMPTY_PARAMETER_PACK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ve Deprecated Use of the register Keyword</text:p>
          </table:table-cell>
          <table:table-cell office:value-type="string" calcext:value-type="string">
            <text:p>P0001R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REMOVE_DEPRECATED_USE_OF_THE_REGISTER_KEYW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ve Deprecated operator++(bool)</text:p>
          </table:table-cell>
          <table:table-cell office:value-type="string" calcext:value-type="string">
            <text:p>P0002R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REMOVE_DEPRECATED_OPERATOR_PLUS_PLUS_BO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 exception specifications part of the type system</text:p>
          </table:table-cell>
          <table:table-cell office:value-type="string" calcext:value-type="string">
            <text:p>P0012R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2*</text:p>
          </table:table-cell>
          <table:table-cell office:value-type="string" calcext:value-type="string">
            <text:p>GO_NO_CXX17_MAKE_EXCEPTION_SPECIFICATIONS_PART_OF_THE_TYPE_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gregate initialization of classes with base classes</text:p>
          </table:table-cell>
          <table:table-cell office:value-type="string" calcext:value-type="string">
            <text:p>P0017R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4*</text:p>
          </table:table-cell>
          <table:table-cell office:value-type="string" calcext:value-type="string">
            <text:p>GO_NO_CXX17_AGGREGATE_INITIALIZATION_OF_CLASSES_WITH_BASE_CLAS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__has_include in preprocessor conditionals</text:p>
          </table:table-cell>
          <table:table-cell office:value-type="string" calcext:value-type="string">
            <text:p>P0061R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__HAS_INCLUDE_IN_PREPROCESSOR_CONDITION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New specification for inheriting constructors (DR1941 et al)</text:p>
          </table:table-cell>
          <table:table-cell office:value-type="string" calcext:value-type="string">
            <text:p>P0136R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4*</text:p>
          </table:table-cell>
          <table:table-cell office:value-type="string" calcext:value-type="string">
            <text:p>GO_NO_CXX17_DR_NEW_SPECIFICATION_FOR_INHERITING_CONSTRUCTORS_DR1941_ET_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bda capture of *this</text:p>
          </table:table-cell>
          <table:table-cell office:value-type="string" calcext:value-type="string">
            <text:p>P0018R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LAMBDA_CAPTURE_OF_THIS_DEREFERENCED_BY_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-list-initialization of enumerations</text:p>
          </table:table-cell>
          <table:table-cell office:value-type="string" calcext:value-type="string">
            <text:p>P0138R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DIRECT_LIST_INITIALIZATION_OF_ENUM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lambda expressions</text:p>
          </table:table-cell>
          <table:table-cell office:value-type="string" calcext:value-type="string">
            <text:p>P0170R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CONSTEXPR_LAMBDA_EXPRES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fering begin and end types in range-based for</text:p>
          </table:table-cell>
          <table:table-cell office:value-type="string" calcext:value-type="string">
            <text:p>P0184R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0*</text:p>
          </table:table-cell>
          <table:table-cell office:value-type="string" calcext:value-type="string">
            <text:p>GO_NO_CXX17_DIFFERING_BEGIN_AND_END_TYPES_IN_RANGE_BASED_F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[fallthrough]] attribute</text:p>
          </table:table-cell>
          <table:table-cell office:value-type="string" calcext:value-type="string">
            <text:p>P0188R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0*</text:p>
          </table:table-cell>
          <table:table-cell office:value-type="string" calcext:value-type="string">
            <text:p>GO_NO_CXX17_FALLTHROUGH_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[nodiscard]] attribute</text:p>
          </table:table-cell>
          <table:table-cell office:value-type="string" calcext:value-type="string">
            <text:p>P0189R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NODISCARD_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[maybe_unused]] attribute</text:p>
          </table:table-cell>
          <table:table-cell office:value-type="string" calcext:value-type="string">
            <text:p>P0212R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MAYBE_UNUSED_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xadecimal floating-point literals</text:p>
          </table:table-cell>
          <table:table-cell office:value-type="string" calcext:value-type="string">
            <text:p>P0245R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HEXADECIMAL_FLOATING_POINT_LITER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attribute namespaces without repetition</text:p>
          </table:table-cell>
          <table:table-cell office:value-type="string" calcext:value-type="string">
            <text:p>P0028R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USING_ATTRIBUTE_NAMESPACES_WITHOUT_REPETI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ynamic memory allocation for over-aligned data</text:p>
          </table:table-cell>
          <table:table-cell office:value-type="string" calcext:value-type="string">
            <text:p>P0035R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2*</text:p>
          </table:table-cell>
          <table:table-cell office:value-type="string" calcext:value-type="string">
            <text:p>GO_NO_CXX17_DYNAMIC_MEMORY_ALLOCATION_FOR_OVER_ALIGNED_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 template argument deduction</text:p>
          </table:table-cell>
          <table:table-cell office:value-type="string" calcext:value-type="string">
            <text:p>P0091R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4*</text:p>
          </table:table-cell>
          <table:table-cell office:value-type="string" calcext:value-type="string">
            <text:p>GO_NO_CXX17_CLASS_TEMPLATE_ARGUMENT_DE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type template parameters with auto type</text:p>
          </table:table-cell>
          <table:table-cell office:value-type="string" calcext:value-type="string">
            <text:p>P0127R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4*</text:p>
          </table:table-cell>
          <table:table-cell office:value-type="string" calcext:value-type="string">
            <text:p>GO_NO_CXX17_NON_TYPE_TEMPLATE_PARAMETERS_WITH_AUTO_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anteed copy elision</text:p>
          </table:table-cell>
          <table:table-cell office:value-type="string" calcext:value-type="string">
            <text:p>P0135R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3*</text:p>
          </table:table-cell>
          <table:table-cell office:value-type="string" calcext:value-type="string">
            <text:p>GO_NO_CXX17_GUARANTEED_COPY_ELI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acement of class objects containing reference members</text:p>
          </table:table-cell>
          <table:table-cell office:value-type="string" calcext:value-type="string">
            <text:p>P0137R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14*</text:p>
          </table:table-cell>
          <table:table-cell office:value-type="string" calcext:value-type="string">
            <text:p>GO_NO_CXX17_REPLACEMENT_OF_CLASS_OBJECTS_CONTAINING_REFERENCE_MEMB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cter expression evaluation order</text:p>
          </table:table-cell>
          <table:table-cell office:value-type="string" calcext:value-type="string">
            <text:p>P0145R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4*</text:p>
          </table:table-cell>
          <table:table-cell office:value-type="string" calcext:value-type="string">
            <text:p>GO_NO_CXX17_STRICTER_EXPRESSION_EVALUATION_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uctured Bindings</text:p>
          </table:table-cell>
          <table:table-cell office:value-type="string" calcext:value-type="string">
            <text:p>P0217R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STRUCTURED_BIND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nore unknown attributes</text:p>
          </table:table-cell>
          <table:table-cell office:value-type="string" calcext:value-type="string">
            <text:p>P0283R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IGNORE_UNKNOWN_ATTRIBU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if statements</text:p>
          </table:table-cell>
          <table:table-cell office:value-type="string" calcext:value-type="string">
            <text:p>P0292R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CONSTEXPR_IF_STAT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-statements for if and switch</text:p>
          </table:table-cell>
          <table:table-cell office:value-type="string" calcext:value-type="string">
            <text:p>P0305R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INIT_STATEMENTS_FOR_IF_AND_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line variables</text:p>
          </table:table-cell>
          <table:table-cell office:value-type="string" calcext:value-type="string">
            <text:p>P0386R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2*</text:p>
          </table:table-cell>
          <table:table-cell office:value-type="string" calcext:value-type="string">
            <text:p>GO_NO_CXX17_INLINE_VARIAB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ving Deprecated Exception Specifications from C++17</text:p>
          </table:table-cell>
          <table:table-cell office:value-type="string" calcext:value-type="string">
            <text:p>P0003R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0*</text:p>
          </table:table-cell>
          <table:table-cell office:value-type="string" calcext:value-type="string">
            <text:p>GO_NO_CXX17_REMOVING_DEPRECATED_EXCEPTION_SPECIFICATIONS_FROM_CXX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k expansions in using-declarations</text:p>
          </table:table-cell>
          <table:table-cell office:value-type="string" calcext:value-type="string">
            <text:p>P0195R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4*</text:p>
          </table:table-cell>
          <table:table-cell office:value-type="string" calcext:value-type="string">
            <text:p>GO_NO_CXX17_PACK_EXPANSIONS_IN_USING_DECLA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Matching of template template-arguments excludes compatible templates</text:p>
          </table:table-cell>
          <table:table-cell office:value-type="string" calcext:value-type="string">
            <text:p>P0522R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2*</text:p>
          </table:table-cell>
          <table:table-cell office:value-type="string" calcext:value-type="string">
            <text:p>GO_NO_CXX17_DR_MATCHING_OF_TEMPLATE_TEMPLATE_ARGUMENTS_EXCLUDES_COMPATIBLE_TEMPLAT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++17 library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++17 feature</text:p>
          </table:table-cell>
          <table:table-cell office:value-type="string" calcext:value-type="string">
            <text:p>Paper(s)</text:p>
          </table:table-cell>
          <table:table-cell office:value-type="string" calcext:value-type="string">
            <text:p>GCC libstdc++</text:p>
          </table:table-cell>
          <table:table-cell office:value-type="string" calcext:value-type="string">
            <text:p>Clang libc++</text:p>
          </table:table-cell>
          <table:table-cell office:value-type="string" calcext:value-type="string">
            <text:p>MSVC Standard Library</text:p>
          </table:table-cell>
          <table:table-cell office:value-type="string" calcext:value-type="string">
            <text:p>def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void_t</text:p>
          </table:table-cell>
          <table:table-cell office:value-type="string" calcext:value-type="string">
            <text:p>N3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STD_VOID_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uncaught_exceptions()</text:p>
          </table:table-cell>
          <table:table-cell office:value-type="string" calcext:value-type="string">
            <text:p>N42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STD_UNCAUGHT_EXCE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size(), std::empty() and std::data()</text:p>
          </table:table-cell>
          <table:table-cell office:value-type="string" calcext:value-type="string">
            <text:p>N42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STD_SIZE_STD_EMPTY_AND_STD_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std::pair and std::tuple</text:p>
          </table:table-cell>
          <table:table-cell office:value-type="string" calcext:value-type="string">
            <text:p>N43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IMPROVING_STD_PAIR_AND_STD_TU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bool_constant</text:p>
          </table:table-cell>
          <table:table-cell office:value-type="string" calcext:value-type="string">
            <text:p>N43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STD_BOOL_CONS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shared_mutex (untimed)</text:p>
          </table:table-cell>
          <table:table-cell office:value-type="string" calcext:value-type="string">
            <text:p>N45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STD_SHARED_MUTEX_UNTIM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 traits variable templates</text:p>
          </table:table-cell>
          <table:table-cell office:value-type="string" calcext:value-type="string">
            <text:p>P0006R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TYPE_TRAITS_VARIABLE_TEMPLA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cal operator type traits</text:p>
          </table:table-cell>
          <table:table-cell office:value-type="string" calcext:value-type="string">
            <text:p>P0013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LOGICAL_OPERATOR_TYPE_TRA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ization of Parallelism TS</text:p>
          </table:table-cell>
          <table:table-cell office:value-type="string" calcext:value-type="string">
            <text:p>P0024R2</text:p>
          </table:table-cell>
          <table:table-cell office:value-type="string" calcext:value-type="string">
            <text:p>9*</text:p>
          </table:table-cell>
          <table:table-cell/>
          <table:table-cell office:value-type="string" calcext:value-type="string">
            <text:p>19.14*</text:p>
          </table:table-cell>
          <table:table-cell office:value-type="string" calcext:value-type="string">
            <text:p>GO_NO_CXX17_STANDARDIZATION_OF_PARALLELISM_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clamp()</text:p>
          </table:table-cell>
          <table:table-cell office:value-type="string" calcext:value-type="string">
            <text:p>P0025R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STD_CLA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dware interference size</text:p>
          </table:table-cell>
          <table:table-cell office:value-type="string" calcext:value-type="string">
            <text:p>P0154R1</text:p>
          </table:table-cell>
          <table:table-cell table:number-columns-repeated="2"/>
          <table:table-cell office:value-type="string" calcext:value-type="string">
            <text:p>19.11*</text:p>
          </table:table-cell>
          <table:table-cell office:value-type="string" calcext:value-type="string">
            <text:p>GO_NO_CXX17_HARDWARE_INTERFERENCE_SIZ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nothrow-)swappable traits</text:p>
          </table:table-cell>
          <table:table-cell office:value-type="string" calcext:value-type="string">
            <text:p>P0185R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0*</text:p>
          </table:table-cell>
          <table:table-cell office:value-type="string" calcext:value-type="string">
            <text:p>GO_NO_CXX17_NOTHROW_SWAPPABLE_TRA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system library</text:p>
          </table:table-cell>
          <table:table-cell office:value-type="string" calcext:value-type="string">
            <text:p>P0218R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14*</text:p>
          </table:table-cell>
          <table:table-cell office:value-type="string" calcext:value-type="string">
            <text:p>GO_NO_CXX17_FILE_SYSTEM_LIBR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string_view</text:p>
          </table:table-cell>
          <table:table-cell office:value-type="string" calcext:value-type="string">
            <text:p>N3921,P0220R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0*</text:p>
          </table:table-cell>
          <table:table-cell office:value-type="string" calcext:value-type="string">
            <text:p>GO_NO_CXX17_STD_STRING_VIE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any</text:p>
          </table:table-cell>
          <table:table-cell office:value-type="string" calcext:value-type="string">
            <text:p>P0220R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0*</text:p>
          </table:table-cell>
          <table:table-cell office:value-type="string" calcext:value-type="string">
            <text:p>GO_NO_CXX17_STD_A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optional</text:p>
          </table:table-cell>
          <table:table-cell office:value-type="string" calcext:value-type="string">
            <text:p>P0220R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0*</text:p>
          </table:table-cell>
          <table:table-cell office:value-type="string" calcext:value-type="string">
            <text:p>GO_NO_CXX17_STD_OP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ymorphic memory resources</text:p>
          </table:table-cell>
          <table:table-cell office:value-type="string" calcext:value-type="string">
            <text:p>P0220R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9.13*</text:p>
          </table:table-cell>
          <table:table-cell office:value-type="string" calcext:value-type="string">
            <text:p>GO_NO_CXX17_POLYMORPHIC_MEMORY_RE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ematical special functions</text:p>
          </table:table-cell>
          <table:table-cell office:value-type="string" calcext:value-type="string">
            <text:p>P0226R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.14*</text:p>
          </table:table-cell>
          <table:table-cell office:value-type="string" calcext:value-type="string">
            <text:p>GO_NO_CXX17_MATHEMATICAL_SPECIAL_FUNC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++17 should refer to C11 instead of C99</text:p>
          </table:table-cell>
          <table:table-cell office:value-type="string" calcext:value-type="string">
            <text:p>P0063R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0*(partial)*</text:p>
          </table:table-cell>
          <table:table-cell office:value-type="string" calcext:value-type="string">
            <text:p>GO_NO_CXX17_CXX17_SHOULD_REFER_TO_C11_INSTEAD_OF_C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licing Maps and Sets</text:p>
          </table:table-cell>
          <table:table-cell office:value-type="string" calcext:value-type="string">
            <text:p>P0083R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.12*</text:p>
          </table:table-cell>
          <table:table-cell office:value-type="string" calcext:value-type="string">
            <text:p>GO_NO_CXX17_SPLICING_MAPS_AND_SE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variant</text:p>
          </table:table-cell>
          <table:table-cell office:value-type="string" calcext:value-type="string">
            <text:p>P0088R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0*</text:p>
          </table:table-cell>
          <table:table-cell office:value-type="string" calcext:value-type="string">
            <text:p>GO_NO_CXX17_STD_VAR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make_from_tuple()</text:p>
          </table:table-cell>
          <table:table-cell office:value-type="string" calcext:value-type="string">
            <text:p>P0209R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0*</text:p>
          </table:table-cell>
          <table:table-cell office:value-type="string" calcext:value-type="string">
            <text:p>GO_NO_CXX17_STD_MAKE_FROM_TU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has_unique_object_representations</text:p>
          </table:table-cell>
          <table:table-cell office:value-type="string" calcext:value-type="string">
            <text:p>P0258R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STD_HAS_UNIQUE_OBJECT_RE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gcd() and std::lcm()</text:p>
          </table:table-cell>
          <table:table-cell office:value-type="string" calcext:value-type="string">
            <text:p>P0295R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STD_GCD_AND_STD_L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not_fn</text:p>
          </table:table-cell>
          <table:table-cell office:value-type="string" calcext:value-type="string">
            <text:p>P0005R4,P0358R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.12*</text:p>
          </table:table-cell>
          <table:table-cell office:value-type="string" calcext:value-type="string">
            <text:p>GO_NO_CXX17_STD_NOT_F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ry string conversions</text:p>
          </table:table-cell>
          <table:table-cell office:value-type="string" calcext:value-type="string">
            <text:p>P0067R5</text:p>
          </table:table-cell>
          <table:table-cell office:value-type="string" calcext:value-type="string">
            <text:p>8 (no FP)</text:p>
          </table:table-cell>
          <table:table-cell office:value-type="string" calcext:value-type="string">
            <text:p>7 (no FP)</text:p>
          </table:table-cell>
          <table:table-cell office:value-type="string" calcext:value-type="string">
            <text:p>19.14*</text:p>
          </table:table-cell>
          <table:table-cell office:value-type="string" calcext:value-type="string">
            <text:p>GO_NO_CXX17_ELEMENTARY_STRING_CONVER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shared_ptr and std::weak_ptr with array support</text:p>
          </table:table-cell>
          <table:table-cell office:value-type="string" calcext:value-type="string">
            <text:p>P0414R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.12*</text:p>
          </table:table-cell>
          <table:table-cell office:value-type="string" calcext:value-type="string">
            <text:p>GO_NO_CXX17_STD_SHARED_PTR_AND_STD_WEAK_PTR_WITH_ARRAY_SUPP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scoped_lock</text:p>
          </table:table-cell>
          <table:table-cell office:value-type="string" calcext:value-type="string">
            <text:p>P0156R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STD_SCOPED_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byte</text:p>
          </table:table-cell>
          <table:table-cell office:value-type="string" calcext:value-type="string">
            <text:p>P0298R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1*</text:p>
          </table:table-cell>
          <table:table-cell office:value-type="string" calcext:value-type="string">
            <text:p>GO_NO_CXX17_STD_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is_aggregate</text:p>
          </table:table-cell>
          <table:table-cell office:value-type="string" calcext:value-type="string">
            <text:p>LWG29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5*</text:p>
          </table:table-cell>
          <table:table-cell office:value-type="string" calcext:value-type="string">
            <text:p>GO_NO_CXX17_STD_IS_AGGREGATE</text:p>
          </table:table-cell>
          <table:table-cell table:number-columns-repeated="101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++2a" table:style-name="ta1">
        <table:table-column table:style-name="co14" table:default-cell-style-name="ce4"/>
        <table:table-column table:style-name="co12" table:default-cell-style-name="ce4"/>
        <table:table-column table:style-name="co15" table:default-cell-style-name="ce4"/>
        <table:table-column table:style-name="co4" table:default-cell-style-name="ce4"/>
        <table:table-column table:style-name="co5" table:default-cell-style-name="ce4"/>
        <table:table-column table:style-name="co7" table:number-columns-repeated="1019" table:default-cell-style-name="ce4"/>
        <table:table-row table:style-name="ro1">
          <table:table-cell office:value-type="string" calcext:value-type="string">
            <text:p>C++2a core language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++2a feature</text:p>
          </table:table-cell>
          <table:table-cell office:value-type="string" calcext:value-type="string">
            <text:p>Paper(s)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MSVC</text:p>
          </table:table-cell>
          <table:table-cell office:value-type="string" calcext:value-type="string">
            <text:p>def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ow lambda-capture [=, this]</text:p>
          </table:table-cell>
          <table:table-cell office:value-type="string" calcext:value-type="string">
            <text:p>P0409R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ALLOW_LAMBDA_CAPTURE_ASSIGN_TH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__VA_OPT__</text:p>
          </table:table-cell>
          <table:table-cell office:value-type="string" calcext:value-type="string">
            <text:p>P0306R4,P1042R1</text:p>
          </table:table-cell>
          <table:table-cell office:value-type="string" calcext:value-type="string">
            <text:p>8 (partial)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__VA_OPT_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ated initializers</text:p>
          </table:table-cell>
          <table:table-cell office:value-type="string" calcext:value-type="string">
            <text:p>P0329R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.21*</text:p>
          </table:table-cell>
          <table:table-cell table:style-name="ce7" office:value-type="string" calcext:value-type="string">
            <text:p>GO_NO_CXX2A_DESIGNATED_INITIALIZ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late-parameter-list for generic lambdas</text:p>
          </table:table-cell>
          <table:table-cell office:value-type="string" calcext:value-type="string">
            <text:p>P0428R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TEMPLATE_PARAMETER_LIST_FOR_GENERIC_LAMBD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ault member initializers for bit-fields</text:p>
          </table:table-cell>
          <table:table-cell office:value-type="string" calcext:value-type="string">
            <text:p>P0683R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DEFAULT_MEMBER_INITIALIZERS_FOR_BIT_FIEL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izer list constructors in class template argument deduction</text:p>
          </table:table-cell>
          <table:table-cell office:value-type="string" calcext:value-type="string">
            <text:p>P0702R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14*</text:p>
          </table:table-cell>
          <table:table-cell table:style-name="ce7" office:value-type="string" calcext:value-type="string">
            <text:p>GO_NO_CXX2A_INITIALIZER_LIST_CONSTRUCTORS_IN_CLASS_TEMPLATE_ARGUMENT_DE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&amp;-qualified pointers to members</text:p>
          </table:table-cell>
          <table:table-cell office:value-type="string" calcext:value-type="string">
            <text:p>P0704R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0*</text:p>
          </table:table-cell>
          <table:table-cell table:style-name="ce7" office:value-type="string" calcext:value-type="string">
            <text:p>GO_NO_CXX2A_CONST_REF_QUALIFIED_POINTERS_TO_MEMB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s</text:p>
          </table:table-cell>
          <table:table-cell office:value-type="string" calcext:value-type="string">
            <text:p>P0734R0</text:p>
          </table:table-cell>
          <table:table-cell office:value-type="string" calcext:value-type="string">
            <text:p>6 (TS only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.23* (partial)*</text:p>
          </table:table-cell>
          <table:table-cell table:style-name="ce7" office:value-type="string" calcext:value-type="string">
            <text:p>GO_NO_CXX2A_CONCEP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bdas in unevaluated contexts</text:p>
          </table:table-cell>
          <table:table-cell office:value-type="string" calcext:value-type="string">
            <text:p>P0315R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LAMBDAS_IN_UNEVALUATED_CONTEX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ree-way comparison operator</text:p>
          </table:table-cell>
          <table:table-cell office:value-type="string" calcext:value-type="string">
            <text:p>P0515R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(partial)*</text:p>
          </table:table-cell>
          <table:table-cell office:value-type="string" calcext:value-type="string">
            <text:p>19.20*</text:p>
          </table:table-cell>
          <table:table-cell table:style-name="ce7" office:value-type="string" calcext:value-type="string">
            <text:p>GO_NO_CXX2A_THREE_WAY_COMPARISON_OPE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ifying implicit lambda capture</text:p>
          </table:table-cell>
          <table:table-cell office:value-type="string" calcext:value-type="string">
            <text:p>P0588R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SIMPLIFYING_IMPLICIT_LAMBDA_CAP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-statements for range-based for</text:p>
          </table:table-cell>
          <table:table-cell office:value-type="string" calcext:value-type="string">
            <text:p>P0614R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INIT_STATEMENTS_FOR_RANGE_BASED_F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ault constructible and assignable stateless lambdas</text:p>
          </table:table-cell>
          <table:table-cell office:value-type="string" calcext:value-type="string">
            <text:p>P0624R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DEFAULT_CONSTRUCTIBLE_AND_ASSIGNABLE_STATELESS_LAMBD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 mismatch with defaulted copy constructor</text:p>
          </table:table-cell>
          <table:table-cell office:value-type="string" calcext:value-type="string">
            <text:p>P0641R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.21* (partial)</text:p>
          </table:table-cell>
          <table:table-cell table:style-name="ce7" office:value-type="string" calcext:value-type="string">
            <text:p>GO_NO_CXX2A_CONST_MISMATCH_WITH_DEFAULTED_COPY_CONSTRUC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 checking on specializations</text:p>
          </table:table-cell>
          <table:table-cell office:value-type="string" calcext:value-type="string">
            <text:p>P0692R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 (partial)*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ACCESS_CHECKING_ON_SPECIALIZ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L and function templates that are not visible</text:p>
          </table:table-cell>
          <table:table-cell office:value-type="string" calcext:value-type="string">
            <text:p>P0846R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9.21*</text:p>
          </table:table-cell>
          <table:table-cell table:style-name="ce7" office:value-type="string" calcext:value-type="string">
            <text:p>GO_NO_CXX2A_ADL_AND_FUNCTION_TEMPLATES_THAT_ARE_NOT_VISI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ss eager instantiation of constexpr functions</text:p>
          </table:table-cell>
          <table:table-cell office:value-type="string" calcext:value-type="string">
            <text:p>P0859R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LESS_EAGER_INSTANTIATION_OF_CONSTEXPR_FUNC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 [[likely]] and [[unlikely]]</text:p>
          </table:table-cell>
          <table:table-cell office:value-type="string" calcext:value-type="string">
            <text:p>P0479R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ATTRIBUTES_LIKELY_AND_UNLIKE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 typename more optional</text:p>
          </table:table-cell>
          <table:table-cell office:value-type="string" calcext:value-type="string">
            <text:p>P0634R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MAKE_TYPENAME_MORE_OP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k expansion in lambda init-capture</text:p>
          </table:table-cell>
          <table:table-cell office:value-type="string" calcext:value-type="string">
            <text:p>P0780R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PACK_EXPANSION_IN_LAMBDA_INIT_CAP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 [[no_unique_address]]</text:p>
          </table:table-cell>
          <table:table-cell office:value-type="string" calcext:value-type="string">
            <text:p>P0840R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ATTRIBUTE_NO_UNIQUE_ADD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Relaxing the structured bindings customization point finding rules</text:p>
          </table:table-cell>
          <table:table-cell office:value-type="string" calcext:value-type="string">
            <text:p>P0961R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9.21*</text:p>
          </table:table-cell>
          <table:table-cell table:style-name="ce7" office:value-type="string" calcext:value-type="string">
            <text:p>GO_NO_CXX2A_DR_RELAXING_THE_STRUCTURED_BINDINGS_CUSTOMIZATION_POINT_FINDING_RU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Relaxing the range-for loop customization point finding rules</text:p>
          </table:table-cell>
          <table:table-cell office:value-type="string" calcext:value-type="string">
            <text:p>P0962R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DR_RELAXING_THE_RANGE_FOR_LOOP_CUSTOMIZATION_POINT_FINDING_RU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Allow structured bindings to accessible members</text:p>
          </table:table-cell>
          <table:table-cell office:value-type="string" calcext:value-type="string">
            <text:p>P0969R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9.21*</text:p>
          </table:table-cell>
          <table:table-cell table:style-name="ce7" office:value-type="string" calcext:value-type="string">
            <text:p>GO_NO_CXX2A_DR_ALLOW_STRUCTURED_BINDINGS_TO_ACCESSIBLE_MEMB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oying operator delete</text:p>
          </table:table-cell>
          <table:table-cell office:value-type="string" calcext:value-type="string">
            <text:p>P0722R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DESTROYING_OPERATOR_DELE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 types in non-type template parameters</text:p>
          </table:table-cell>
          <table:table-cell office:value-type="string" calcext:value-type="string">
            <text:p>P0732R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CLASS_TYPES_IN_NON_TYPE_TEMPLATE_PARAME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recate implicit capture of this via [=]</text:p>
          </table:table-cell>
          <table:table-cell office:value-type="string" calcext:value-type="string">
            <text:p>P0806R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DEPRECATE_IMPLICIT_CAPTURE_OF_THIS_VIA_ASSI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icit(bool)</text:p>
          </table:table-cell>
          <table:table-cell office:value-type="string" calcext:value-type="string">
            <text:p>P0892R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EXPLICIT_BO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ng feature-test macros</text:p>
          </table:table-cell>
          <table:table-cell office:value-type="string" calcext:value-type="string">
            <text:p>P0941R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20*</text:p>
          </table:table-cell>
          <table:table-cell table:style-name="ce7" office:value-type="string" calcext:value-type="string">
            <text:p>GO_NO_CXX2A_INTEGRATING_FEATURE_TEST_MACR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hibit aggregates with user-declared constructors</text:p>
          </table:table-cell>
          <table:table-cell office:value-type="string" calcext:value-type="string">
            <text:p>P1008R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.20*</text:p>
          </table:table-cell>
          <table:table-cell table:style-name="ce7" office:value-type="string" calcext:value-type="string">
            <text:p>GO_NO_CXX2A_PROHIBIT_AGGREGATES_WITH_USER_DECLARED_CONSTRUC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virtual function</text:p>
          </table:table-cell>
          <table:table-cell office:value-type="string" calcext:value-type="string">
            <text:p>P1064R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CONSTEXPR_VIRTUAL_FUN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stency improvements for comparisons</text:p>
          </table:table-cell>
          <table:table-cell office:value-type="string" calcext:value-type="string">
            <text:p>P1120R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(partial)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CONSISTENCY_IMPROVEMENTS_FOR_COMPARIS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8_t</text:p>
          </table:table-cell>
          <table:table-cell office:value-type="string" calcext:value-type="string">
            <text:p>P0482R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CHAR8_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is_constant_evaluated()</text:p>
          </table:table-cell>
          <table:table-cell office:value-type="string" calcext:value-type="string">
            <text:p>P0595R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STD_IS_CONSTANT_EVALU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try-catch blocks</text:p>
          </table:table-cell>
          <table:table-cell office:value-type="string" calcext:value-type="string">
            <text:p>P1002R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CONSTEXPR_TRY_CATCH_BLOCK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mediate functions</text:p>
          </table:table-cell>
          <table:table-cell office:value-type="string" calcext:value-type="string">
            <text:p>P1073R3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IMMEDIATE_FUNC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sted inline namespaces</text:p>
          </table:table-cell>
          <table:table-cell office:value-type="string" calcext:value-type="string">
            <text:p>P1094R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NESTED_INLINE_NAMESPA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t another approach for constrained declarations</text:p>
          </table:table-cell>
          <table:table-cell office:value-type="string" calcext:value-type="string">
            <text:p>P1141R2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YET_ANOTHER_APPROACH_FOR_CONSTRAINED_DECLA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ed integers are two's complement</text:p>
          </table:table-cell>
          <table:table-cell office:value-type="string" calcext:value-type="string">
            <text:p>P1236R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SIGNED_INTEGERS_ARE_TWOS_COMPL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dynamic_cast and polymorphic typeid</text:p>
          </table:table-cell>
          <table:table-cell office:value-type="string" calcext:value-type="string">
            <text:p>P1327R1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CONSTEXPR_DYNAMIC_CAST_AND_POLYMORPHIC_TYPE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ging the active member of a union inside constexpr</text:p>
          </table:table-cell>
          <table:table-cell office:value-type="string" calcext:value-type="string">
            <text:p>P1330R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9.10*</text:p>
          </table:table-cell>
          <table:table-cell table:style-name="ce7" office:value-type="string" calcext:value-type="string">
            <text:p>GO_NO_CXX2A_CHANGING_THE_ACTIVE_MEMBER_OF_A_UNION_INSIDE_CONSTEX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outines</text:p>
          </table:table-cell>
          <table:table-cell office:value-type="string" calcext:value-type="string">
            <text:p>P0912R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(partial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COROUT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enthesized initialization of aggregates</text:p>
          </table:table-cell>
          <table:table-cell office:value-type="string" calcext:value-type="string">
            <text:p>P0960R3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PARENTHESIZED_INITIALIZATION_OF_AGGREGA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Array size deduction in new-expressions</text:p>
          </table:table-cell>
          <table:table-cell office:value-type="string" calcext:value-type="string">
            <text:p>P1009R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DR_ARRAY_SIZE_DEDUCTION_IN_NEW_EXPRES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P1103R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(partial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MODU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onger Unicode requirements</text:p>
          </table:table-cell>
          <table:table-cell office:value-type="string" calcext:value-type="string">
            <text:p>P1041R4,P1139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STRONGER_UNICODE_REQUIR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=&gt; != ==</text:p>
          </table:table-cell>
          <table:table-cell office:value-type="string" calcext:value-type="string">
            <text:p>P1185R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THREE_WAY_COMPARE_NOT_EQUAL_AND_EQU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Explicitly defaulted functions with different exception specifications</text:p>
          </table:table-cell>
          <table:table-cell office:value-type="string" calcext:value-type="string">
            <text:p>P1286R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DR_EXPLICITLY_DEFAULTED_FUNCTIONS_WITH_DIFFERENT_EXCEPTION_SPECIFIC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bda capture and storage class specifiers of structured bindings</text:p>
          </table:table-cell>
          <table:table-cell office:value-type="string" calcext:value-type="string">
            <text:p>P1091R3,P1381R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 (partial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LAMBDA_CAPTURE_AND_STORAGE_CLASS_SPECIFIERS_OF_STRUCTURED_BIND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it conversions to arrays of unknown bound</text:p>
          </table:table-cell>
          <table:table-cell office:value-type="string" calcext:value-type="string">
            <text:p>P0388R4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PERMIT_CONVERSIONS_TO_ARRAYS_OF_UNKNOWN_B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 constexpr containers</text:p>
          </table:table-cell>
          <table:table-cell office:value-type="string" calcext:value-type="string">
            <text:p>P0784R7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MORE_CONSTEXPR_CONTAIN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recating some uses of volatile</text:p>
          </table:table-cell>
          <table:table-cell office:value-type="string" calcext:value-type="string">
            <text:p>P1152R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DEPRECATING_SOME_USES_OF_VOLA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init</text:p>
          </table:table-cell>
          <table:table-cell office:value-type="string" calcext:value-type="string">
            <text:p>P1143R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CONSTIN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recate comma operator in subscripts</text:p>
          </table:table-cell>
          <table:table-cell office:value-type="string" calcext:value-type="string">
            <text:p>P1161R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DEPRECATE_COMMA_OPERATOR_IN_SUBSCRIP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[nodiscard]] with message</text:p>
          </table:table-cell>
          <table:table-cell office:value-type="string" calcext:value-type="string">
            <text:p>P1301R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NODISCARD_WITH_MESS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 default initialization in constexpr functions</text:p>
          </table:table-cell>
          <table:table-cell office:value-type="string" calcext:value-type="string">
            <text:p>P1331R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TRIVIAL_DEFAULT_INITIALIZATION_IN_CONSTEXPR_FUNC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evaluated asm-declaration in constexpr functions</text:p>
          </table:table-cell>
          <table:table-cell office:value-type="string" calcext:value-type="string">
            <text:p>P1668R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UNEVALUATED_ASM_DECLARATION_IN_CONSTEXPR_FUNC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[[nodiscard]] for constructors</text:p>
          </table:table-cell>
          <table:table-cell office:value-type="string" calcext:value-type="string">
            <text:p>P1771R1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DR_NODISCARD_FOR_CONSTRUC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Implicit move for more local objects and rvalue references</text:p>
          </table:table-cell>
          <table:table-cell office:value-type="string" calcext:value-type="string">
            <text:p>P1825R0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DR_IMPLICIT_MOVE_FOR_MORE_LOCAL_OBJECTS_AND_RVALUE_REFERENC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C++2a library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++2a feature</text:p>
          </table:table-cell>
          <table:table-cell office:value-type="string" calcext:value-type="string">
            <text:p>Paper(s)</text:p>
          </table:table-cell>
          <table:table-cell office:value-type="string" calcext:value-type="string">
            <text:p>GCC libstdc++</text:p>
          </table:table-cell>
          <table:table-cell office:value-type="string" calcext:value-type="string">
            <text:p>Clang libc++</text:p>
          </table:table-cell>
          <table:table-cell office:value-type="string" calcext:value-type="string">
            <text:p>MSVC Standard Library</text:p>
          </table:table-cell>
          <table:table-cell office:value-type="string" calcext:value-type="string">
            <text:p>def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endian</text:p>
          </table:table-cell>
          <table:table-cell office:value-type="string" calcext:value-type="string">
            <text:p>P0463R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STD_END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nding std::make_shared() to support arrays</text:p>
          </table:table-cell>
          <table:table-cell office:value-type="string" calcext:value-type="string">
            <text:p>P0674R1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EXTENDING_STD_MAKE_SHARED_TO_SUPPORT_ARRA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ing point atomic</text:p>
          </table:table-cell>
          <table:table-cell office:value-type="string" calcext:value-type="string">
            <text:p>P0020R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FLOATING_POINT_ATOM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chronized buffered ostream</text:p>
          </table:table-cell>
          <table:table-cell office:value-type="string" calcext:value-type="string">
            <text:p>P0053R7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SYNCHRONIZED_BUFFERED_OSTRE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for &lt;algorithm&gt; and &lt;utility&gt;</text:p>
          </table:table-cell>
          <table:table-cell office:value-type="string" calcext:value-type="string">
            <text:p>P0202R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CONSTEXPR_FOR_ALGORITHM_AND_UT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 constexpr for &lt;complex&gt;</text:p>
          </table:table-cell>
          <table:table-cell office:value-type="string" calcext:value-type="string">
            <text:p>P0415R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 (partial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MORE_CONSTEXPR_FOR_COMP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 std::memory_order a scoped enumeration</text:p>
          </table:table-cell>
          <table:table-cell office:value-type="string" calcext:value-type="string">
            <text:p>P0439R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MAKE_STD_MEMORY_ORDER_A_SCOPED_ENUM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 prefix and suffix checking</text:p>
          </table:table-cell>
          <table:table-cell office:value-type="string" calcext:value-type="string">
            <text:p>P0457R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21*</text:p>
          </table:table-cell>
          <table:table-cell table:style-name="ce7" office:value-type="string" calcext:value-type="string">
            <text:p>GO_NO_CXX2A_STRING_PREFIX_AND_SUFFIX_CHEC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rary support for operator&lt;=&gt; &lt;compare&gt;</text:p>
          </table:table-cell>
          <table:table-cell office:value-type="string" calcext:value-type="string">
            <text:p>P0515R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20* (partial)</text:p>
          </table:table-cell>
          <table:table-cell table:style-name="ce7" office:value-type="string" calcext:value-type="string">
            <text:p>GO_NO_CXX2A_LIBRARY_SUPPORT_FOR_OPERATOR_THREE_WAY_COMP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remove_cvref</text:p>
          </table:table-cell>
          <table:table-cell office:value-type="string" calcext:value-type="string">
            <text:p>P0550R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20*</text:p>
          </table:table-cell>
          <table:table-cell table:style-name="ce7" office:value-type="string" calcext:value-type="string">
            <text:p>GO_NO_CXX2A_STD_REMOVE_C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[nodiscard]] in the standard library</text:p>
          </table:table-cell>
          <table:table-cell office:value-type="string" calcext:value-type="string">
            <text:p>P0600R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 (partial)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NODISCARD_IN_THE_STANDARD_LIBR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std::move in numeric algorithms</text:p>
          </table:table-cell>
          <table:table-cell office:value-type="string" calcext:value-type="string">
            <text:p>P616R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.23*</text:p>
          </table:table-cell>
          <table:table-cell table:style-name="ce7" office:value-type="string" calcext:value-type="string">
            <text:p>GO_NO_CXX2A_USING_STD_MOVE_IN_NUMERIC_ALGORITH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to convert a pointer to a raw pointer</text:p>
          </table:table-cell>
          <table:table-cell office:value-type="string" calcext:value-type="string">
            <text:p>P0653R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UTILITY_TO_CONVERT_A_POINTER_TO_A_RAW_POI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omic std::shared_ptr and std::weak_ptr</text:p>
          </table:table-cell>
          <table:table-cell office:value-type="string" calcext:value-type="string">
            <text:p>P0718R2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ATOMIC_STD_SHARED_PTR_AND_STD_WEAK_P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span</text:p>
          </table:table-cell>
          <table:table-cell office:value-type="string" calcext:value-type="string">
            <text:p>P0122R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STD_SP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endar and timezone</text:p>
          </table:table-cell>
          <table:table-cell office:value-type="string" calcext:value-type="string">
            <text:p>P0355R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 (partial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CALENDAR_AND_TIMEZ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ersion&gt;</text:p>
          </table:table-cell>
          <table:table-cell office:value-type="string" calcext:value-type="string">
            <text:p>P0754R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VER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ing unordered containers</text:p>
          </table:table-cell>
          <table:table-cell office:value-type="string" calcext:value-type="string">
            <text:p>P0809R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.0*</text:p>
          </table:table-cell>
          <table:table-cell table:style-name="ce7" office:value-type="string" calcext:value-type="string">
            <text:p>GO_NO_CXX2A_COMPARING_UNORDERED_CONTAIN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Iterator requirements</text:p>
          </table:table-cell>
          <table:table-cell office:value-type="string" calcext:value-type="string">
            <text:p>P0858R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.11*</text:p>
          </table:table-cell>
          <table:table-cell table:style-name="ce7" office:value-type="string" calcext:value-type="string">
            <text:p>GO_NO_CXX2A_CONSTEXPRITERATOR_REQUIR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basic_string::reserve() should not shrink</text:p>
          </table:table-cell>
          <table:table-cell office:value-type="string" calcext:value-type="string">
            <text:p>P0966R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STD_BASIC_STRING_RESERVE_SHOULD_NOT_SHRI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atomic_ref</text:p>
          </table:table-cell>
          <table:table-cell office:value-type="string" calcext:value-type="string">
            <text:p>P0019R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STD_ATOMIC_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ins() member function of associative containers</text:p>
          </table:table-cell>
          <table:table-cell office:value-type="string" calcext:value-type="string">
            <text:p>P0458R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.21*</text:p>
          </table:table-cell>
          <table:table-cell table:style-name="ce7" office:value-type="string" calcext:value-type="string">
            <text:p>GO_NO_CXX2A_CONTAINS_MEMBER_FUNCTION_OF_ASSOCIATIVE_CONTAIN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Guaranteed copy elision for piecewise construction</text:p>
          </table:table-cell>
          <table:table-cell office:value-type="string" calcext:value-type="string">
            <text:p>P0475R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DR_GUARANTEED_COPY_ELISION_FOR_PIECEWISE_CONSTR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bit_cast()</text:p>
          </table:table-cell>
          <table:table-cell office:value-type="string" calcext:value-type="string">
            <text:p>P0476R2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STD_BIT_CA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l power-of-2 operations</text:p>
          </table:table-cell>
          <table:table-cell office:value-type="string" calcext:value-type="string">
            <text:p>P0556R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INTEGRAL_POWER_OF_2_OP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the return value of erase-like algorithms</text:p>
          </table:table-cell>
          <table:table-cell office:value-type="string" calcext:value-type="string">
            <text:p>P0646R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.21*</text:p>
          </table:table-cell>
          <table:table-cell table:style-name="ce7" office:value-type="string" calcext:value-type="string">
            <text:p>GO_NO_CXX2A_IMPROVING_THE_RETURN_VALUE_OF_ERASE_LIKE_ALGORITH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destroying_delete</text:p>
          </table:table-cell>
          <table:table-cell office:value-type="string" calcext:value-type="string">
            <text:p>P0722R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STD_DESTROYING_DELE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is_nothrow_convertible</text:p>
          </table:table-cell>
          <table:table-cell office:value-type="string" calcext:value-type="string">
            <text:p>P0758R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9.23*</text:p>
          </table:table-cell>
          <table:table-cell table:style-name="ce7" office:value-type="string" calcext:value-type="string">
            <text:p>GO_NO_CXX2A_STD_IS_NOTHROW_CONVERTI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shift to &lt;algorithm&gt;</text:p>
          </table:table-cell>
          <table:table-cell office:value-type="string" calcext:value-type="string">
            <text:p>P0769R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21*</text:p>
          </table:table-cell>
          <table:table-cell table:style-name="ce7" office:value-type="string" calcext:value-type="string">
            <text:p>GO_NO_CXX2A_ADD_SHIFT_TO_ALGORITH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for std::swap() and swap related functions</text:p>
          </table:table-cell>
          <table:table-cell office:value-type="string" calcext:value-type="string">
            <text:p>P0879R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CONSTEXPR_FOR_STD_SWAP_AND_SWAP_RELATED_FUNC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type_identity</text:p>
          </table:table-cell>
          <table:table-cell office:value-type="string" calcext:value-type="string">
            <text:p>P0887R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.21*</text:p>
          </table:table-cell>
          <table:table-cell table:style-name="ce7" office:value-type="string" calcext:value-type="string">
            <text:p>GO_NO_CXX2A_STD_TYPE_IDENT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s library</text:p>
          </table:table-cell>
          <table:table-cell office:value-type="string" calcext:value-type="string">
            <text:p>P0898R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23*</text:p>
          </table:table-cell>
          <table:table-cell table:style-name="ce7" office:value-type="string" calcext:value-type="string">
            <text:p>GO_NO_CXX2A_CONCEPTS_LIBR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comparison operators for std::array</text:p>
          </table:table-cell>
          <table:table-cell office:value-type="string" calcext:value-type="string">
            <text:p>P1023R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CONSTEXPR_COMPARISON_OPERATORS_FOR_STD_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unwrap_ref_decay and std::unwrap_reference</text:p>
          </table:table-cell>
          <table:table-cell office:value-type="string" calcext:value-type="string">
            <text:p>P0318R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.21*</text:p>
          </table:table-cell>
          <table:table-cell table:style-name="ce7" office:value-type="string" calcext:value-type="string">
            <text:p>GO_NO_CXX2A_STD_UNWRAP_REF_DECAY_AND_STD_UNWRAP_REFER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bind_front()</text:p>
          </table:table-cell>
          <table:table-cell office:value-type="string" calcext:value-type="string">
            <text:p>P0356R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STD_BIND_FRO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reference_wrapper for incomplete types</text:p>
          </table:table-cell>
          <table:table-cell office:value-type="string" calcext:value-type="string">
            <text:p>P0357R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STD_REFERENCE_WRAPPER_FOR_INCOMPLETE_TY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ing operator&gt;&gt;(basic_istream&amp;, CharT*)</text:p>
          </table:table-cell>
          <table:table-cell office:value-type="string" calcext:value-type="string">
            <text:p>P0487R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.23*</text:p>
          </table:table-cell>
          <table:table-cell table:style-name="ce7" office:value-type="string" calcext:value-type="string">
            <text:p>GO_NO_CXX2A_FIXING_INPUT_STREAM_OPERATOR_BASIC_ISTREAM_REF_CHART_POI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rary support for char8_t</text:p>
          </table:table-cell>
          <table:table-cell office:value-type="string" calcext:value-type="string">
            <text:p>P0482R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LIBRARY_SUPPORT_FOR_CHAR8_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functions to implement uses-allocator construction</text:p>
          </table:table-cell>
          <table:table-cell office:value-type="string" calcext:value-type="string">
            <text:p>P0591R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UTILITY_FUNCTIONS_TO_IMPLEMENT_USES_ALLOCATOR_CONSTR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std::variant and std::optional should propagate copy/move triviality</text:p>
          </table:table-cell>
          <table:table-cell office:value-type="string" calcext:value-type="string">
            <text:p>P0602R4</text:p>
          </table:table-cell>
          <table:table-cell office:value-type="string" calcext:value-type="string">
            <text:p>8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.11*</text:p>
          </table:table-cell>
          <table:table-cell table:style-name="ce7" office:value-type="string" calcext:value-type="string">
            <text:p>GO_NO_CXX2A_DR_STD_VARIANT_AND_STD_OPTIONAL_SHOULD_PROPAGATE_COPY_MOVE_TRIVI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ane std::variant converting constructor</text:p>
          </table:table-cell>
          <table:table-cell office:value-type="string" calcext:value-type="string">
            <text:p>P0608R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A_SANE_STD_VARIANT_CONVERTING_CONSTRUC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function's move constructor should be noexcept</text:p>
          </table:table-cell>
          <table:table-cell office:value-type="string" calcext:value-type="string">
            <text:p>P0771R1</text:p>
          </table:table-cell>
          <table:table-cell office:value-type="string" calcext:value-type="string">
            <text:p>7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22*</text:p>
          </table:table-cell>
          <table:table-cell table:style-name="ce7" office:value-type="string" calcext:value-type="string">
            <text:p>GO_NO_CXX2A_STD_FUNCTIONS_MOVE_CONSTRUCTOR_SHOULD_BE_NOEXCE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One Ranges Proposal</text:p>
          </table:table-cell>
          <table:table-cell office:value-type="string" calcext:value-type="string">
            <text:p>P0896R4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THE_ONE_RANGES_PROPO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terogeneous lookup for unordered containers</text:p>
          </table:table-cell>
          <table:table-cell office:value-type="string" calcext:value-type="string">
            <text:p>P0919R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23*</text:p>
          </table:table-cell>
          <table:table-cell table:style-name="ce7" office:value-type="string" calcext:value-type="string">
            <text:p>GO_NO_CXX2A_HETEROGENEOUS_LOOKUP_FOR_UNORDERED_CONTAIN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chrono&gt; zero(), min(), and max() should be noexcept</text:p>
          </table:table-cell>
          <table:table-cell office:value-type="string" calcext:value-type="string">
            <text:p>P0972R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.14*</text:p>
          </table:table-cell>
          <table:table-cell table:style-name="ce7" office:value-type="string" calcext:value-type="string">
            <text:p>GO_NO_CXX2A_CHRONO_ZERO_MIN_AND_MAX_SHOULD_BE_NOEXCE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expr in std::pointer_traits</text:p>
          </table:table-cell>
          <table:table-cell office:value-type="string" calcext:value-type="string">
            <text:p>P1006R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CONSTEXPR_IN_STD_POINTER_TRA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assume_aligned()</text:p>
          </table:table-cell>
          <table:table-cell office:value-type="string" calcext:value-type="string">
            <text:p>P1007R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STD_ASSUME_ALIGN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ve comparison operators of std::span</text:p>
          </table:table-cell>
          <table:table-cell office:value-type="string" calcext:value-type="string">
            <text:p>P1085R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REMOVE_COMPARISON_OPERATORS_OF_STD_SP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 stateful allocator propagation more consistent for operator+(basic_string)</text:p>
          </table:table-cell>
          <table:table-cell office:value-type="string" calcext:value-type="string">
            <text:p>P1165R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GO_NO_CXX2A_MAKE_STATEFUL_ALLOCATOR_PROPAGATION_MORE_CONSISTENT_FOR_OPERATOR_PLUS_BASIC_ST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stent container erasure</text:p>
          </table:table-cell>
          <table:table-cell office:value-type="string" calcext:value-type="string">
            <text:p>P1209R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CONSISTENT_CONTAINER_ERAS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lerp() and std::midpoint()</text:p>
          </table:table-cell>
          <table:table-cell office:value-type="string" calcext:value-type="string">
            <text:p>P0811R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STD_LERP_AND_STD_MIDPO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bility enhancements for std::span</text:p>
          </table:table-cell>
          <table:table-cell office:value-type="string" calcext:value-type="string">
            <text:p>P1024R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USABILITY_ENHANCEMENTS_FOR_STD_SP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: Make create_directory() Intuitive</text:p>
          </table:table-cell>
          <table:table-cell office:value-type="string" calcext:value-type="string">
            <text:p>P1164R1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.20*</text:p>
          </table:table-cell>
          <table:table-cell table:style-name="ce7" office:value-type="string" calcext:value-type="string">
            <text:p>GO_NO_CXX2A_DR_MAKE_CREATE_DIRECTORY_INTUI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ssize() and unsigned extent for std::span</text:p>
          </table:table-cell>
          <table:table-cell office:value-type="string" calcext:value-type="string">
            <text:p>P1227R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STD_SSIZE_AND_UNSIGNED_EXTENT_FOR_STD_SP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ts for (un)bounded arrays</text:p>
          </table:table-cell>
          <table:table-cell office:value-type="string" calcext:value-type="string">
            <text:p>P1357R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TRAITS_FOR_BOUNDED_AND_UNBOUNDED_ARRA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t operations</text:p>
          </table:table-cell>
          <table:table-cell office:value-type="string" calcext:value-type="string">
            <text:p>P0553R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_NO_CXX2A_BIT_OP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::source_location</text:p>
          </table:table-cell>
          <table:table-cell office:value-type="string" calcext:value-type="string">
            <text:p>P1208R5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GO_NO_CXX2A_STD_SOURCE_LOCATION</text:p>
          </table:table-cell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1" table:style-name="ta1">
        <table:table-column table:style-name="co7" table:number-columns-repeated="1024" table:default-cell-style-name="ce4"/>
        <table:table-row table:style-name="ro1" table:number-rows-repeated="73">
          <table:table-cell table:style-name="ce2" table:number-columns-repeated="4"/>
          <table:table-cell table:number-columns-repeated="102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2" table:style-name="ta1">
        <table:table-column table:style-name="co14" table:default-cell-style-name="ce4"/>
        <table:table-column table:style-name="co12" table:default-cell-style-name="ce4"/>
        <table:table-column table:style-name="co7" table:number-columns-repeated="1022" table:default-cell-style-name="ce4"/>
        <table:table-row table:style-name="ro1" table:number-rows-repeated="2">
          <table:table-cell table:style-name="ce9"/>
          <table:table-cell table:number-columns-repeated="1023"/>
        </table:table-row>
        <table:table-row table:style-name="ro1" table:number-rows-repeated="57">
          <table:table-cell table:style-name="ce9"/>
          <table:table-cell/>
          <table:table-cell table:style-name="ce7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7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tmp1.A1:tmp1.D1048576">
          <table:sort>
            <table:sort-by table:field-number="0" table:order="descending" table:data-type="automatic"/>
            <table:sort-by table:field-number="3" table:data-type="automatic"/>
          </table:sort>
        </table:database-range>
        <table:database-range table:name="__Anonymous_Sheet_DB__5" table:target-range-address="tmp2.A1:tmp2.A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00-00-00</text:date>, <text:time style:data-style-name="N2" text:time-value="19:58:45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8:59:30.235000000</meta:creation-date>
    <dc:date>2019-09-30T18:02:32.933000000</dc:date>
    <meta:editing-duration>P1DT7H15M16S</meta:editing-duration>
    <meta:editing-cycles>21</meta:editing-cycles>
    <meta:generator>LibreOffice/6.2.4.2$Windows_X86_64 LibreOffice_project/2412653d852ce75f65fbfa83fb7e7b669a126d64</meta:generator>
    <meta:document-statistic meta:table-count="6" meta:cell-count="1607" meta:object-count="0"/>
  </office:meta>
</office:document-meta>
</file>